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03cm"/>
    </style:style>
    <style:style style:name="co2" style:family="table-column">
      <style:table-column-properties fo:break-before="auto" style:column-width="3.4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51pt solid #000000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order-left="none" fo:border-right="0.51pt solid #000000" fo:border-top="none"/>
    </style:style>
    <style:style style:name="ce13" style:family="table-cell" style:parent-style-name="Default">
      <style:table-cell-properties fo:border-bottom="0.06pt solid #000000" fo:background-color="#eeeeee" fo:border-left="none" fo:border-right="0.51pt solid #000000" fo:border-top="none"/>
    </style:style>
    <style:style style:name="ce14" style:family="table-cell" style:parent-style-name="Default">
      <style:table-cell-properties fo:border-bottom="none" fo:background-color="transparent" fo:border-left="none" fo:border-right="0.51pt solid #000000" fo:border-top="0.06pt solid #000000"/>
    </style:style>
    <style:style style:name="ce15" style:family="table-cell" style:parent-style-name="Default">
      <style:table-cell-properties fo:border-bottom="0.06pt solid #000000" fo:background-color="#eeeeee" fo:border-left="none" fo:border-right="0.51pt solid #000000" fo:border-top="0.06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fo:color="#669900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6699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900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cm"/>
      <style:text-properties fo:color="#669900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34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Linienspitzen_20_1" draw:marker-start-width="0.2cm" draw:marker-start-center="false" draw:fill="solid" draw:fill-color="#ffffc0" draw:auto-grow-height="true" draw:auto-grow-width="false" fo:min-height="7.50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Linienspitzen_20_1" draw:marker-start-width="0.2cm" draw:marker-start-center="false" draw:fill="solid" draw:fill-color="#ffffc0" draw:auto-grow-height="true" draw:auto-grow-width="false" fo:min-height="7.9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ulverized, Dust &amp; Powder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ce22"/>
        <table:table-column table:style-name="co4" table:default-cell-style-name="ce22"/>
        <table:table-column table:style-name="co3" table:number-columns-repeated="3" table:default-cell-style-name="ce22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9" office:value-type="string" calcext:value-type="string">
            <text:p>Mod</text:p>
          </table:table-cell>
          <table:table-cell table:style-name="ce16" office:value-type="string" calcext:value-type="string">
            <text:p>Crafting</text:p>
          </table:table-cell>
          <table:table-cell table:style-name="ce16" office:value-type="string" calcext:value-type="string">
            <text:p>Grindstone</text:p>
          </table:table-cell>
          <table:table-cell table:style-name="ce16" office:value-type="string" calcext:value-type="string">
            <text:p>Pulverizer</text:p>
          </table:table-cell>
          <table:table-cell table:style-name="ce16" office:value-type="string" calcext:value-type="string">
            <text:p>SAG Mill</text:p>
          </table:table-cell>
          <table:table-cell table:style-name="ce16" office:value-type="string" calcext:value-type="string">
            <text:p>Centrifuge</text:p>
          </table:table-cell>
          <table:table-cell table:style-name="ce30" table:number-columns-repeated="1017"/>
        </table:table-row>
        <table:table-row table:style-name="ro1">
          <table:table-cell table:style-name="ce2"/>
          <table:table-cell table:style-name="ce10"/>
          <table:table-cell table:style-name="ce17"/>
          <table:table-cell table:style-name="ce17" office:value-type="string" calcext:value-type="string">
            <text:p>AppEng</text:p>
          </table:table-cell>
          <table:table-cell table:style-name="ce17" office:value-type="string" calcext:value-type="string">
            <text:p>ThermExp</text:p>
          </table:table-cell>
          <table:table-cell table:style-name="ce17" office:value-type="string" calcext:value-type="string">
            <text:p>EnderIO</text:p>
          </table:table-cell>
          <table:table-cell table:style-name="ce17" office:value-type="string" calcext:value-type="string">
            <text:p>Forestry</text:p>
          </table:table-cell>
          <table:table-cell table:style-name="ce31" table:number-columns-repeated="1017"/>
        </table:table-row>
        <table:table-row table:style-name="ro1">
          <table:table-cell table:style-name="ce3" office:value-type="string" calcext:value-type="string">
            <text:p>Coal Powder</text:p>
          </table:table-cell>
          <table:table-cell table:style-name="ce11" office:value-type="string" calcext:value-type="string">
            <text:p>EnderIO</text:p>
          </table:table-cell>
          <table:table-cell table:style-name="ce18" table:number-columns-repeated="4"/>
          <table:table-cell table:style-name="ce29"/>
          <table:table-cell table:style-name="ce32" table:number-columns-repeated="1017"/>
        </table:table-row>
        <table:table-row table:style-name="ro1">
          <table:table-cell office:value-type="string" calcext:value-type="string">
            <text:p>Pulverized Coal</text:p>
          </table:table-cell>
          <table:table-cell office:value-type="string" calcext:value-type="string">
            <text:p>Thermal Foundation</text:p>
          </table:table-cell>
          <table:table-cell table:style-name="ce19" office:value-type="string" calcext:value-type="string">
            <text:p>disabled</text:p>
          </table:table-cell>
          <table:table-cell table:style-name="ce25" office:value-type="string" calcext:value-type="string">
            <text:p>unchangeable</text:p>
          </table:table-cell>
          <table:table-cell table:number-columns-repeated="2" table:style-name="ce19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oal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1" draw:text-style-name="P1" svg:width="2.899cm" svg:height="0.991cm" svg:x="10.222cm" svg:y="0.452cm" draw:caption-point-x="-0.61cm" draw:caption-point-y="1.364cm">
              <dc:date>2015-07-04T00:00:00</dc:date>
              <text:p text:style-name="P1"><text:span text:style-name="T1">- 4x Coal Grains (Extra Bees)</text:span></text:p>
            </office:annotation>
            <text:p>changed</text:p>
          </table:table-cell>
          <table:table-cell table:style-name="ce24"/>
          <table:table-cell table:style-name="ce20" office:value-type="string" calcext:value-type="string">
            <office:annotation draw:style-name="gr2" draw:text-style-name="P1" svg:width="2.899cm" svg:height="2.571cm" svg:x="15.002cm" svg:y="0.452cm" draw:caption-point-x="-0.61cm" draw:caption-point-y="1.364cm">
              <dc:date>2015-08-10T00:00:00</dc:date>
              <text:p text:style-name="P1"><text:span text:style-name="T1">- Nether Coal Ore (Nether Ores)</text:span></text:p>
              <text:p text:style-name="P1"><text:span text:style-name="T1">- Coal (OreDict)</text:span></text:p>
              <text:p text:style-name="P1"><text:span text:style-name="T1">- Coal Ore (OreDict)</text:span></text:p>
            </office:annotation>
            <text:p>changed</text:p>
          </table:table-cell>
          <table:table-cell table:style-name="ce20" office:value-type="string" calcext:value-type="string">
            <office:annotation draw:style-name="gr3" draw:text-style-name="P1" svg:width="2.899cm" svg:height="1.386cm" svg:x="17.259cm" svg:y="0.452cm" draw:caption-point-x="-0.61cm" draw:caption-point-y="1.364cm">
              <dc:date>2015-08-10T00:00:00</dc:date>
              <text:p text:style-name="P1"><text:span text:style-name="T1">- Coal Ore (OreDict)</text:span></text:p>
              <text:p text:style-name="P1"><text:span text:style-name="T1">- Coal (Vanilla)</text:span></text:p>
            </office:annotation>
            <text:p>changed</text:p>
          </table:table-cell>
          <table:table-cell table:style-name="ce24"/>
          <table:table-cell table:style-name="ce33" table:number-columns-repeated="1017"/>
        </table:table-row>
        <table:table-row table:style-name="ro1">
          <table:table-cell table:style-name="ce6" office:value-type="string" calcext:value-type="string">
            <text:p>Iron Powder</text:p>
          </table:table-cell>
          <table:table-cell table:style-name="ce14" office:value-type="string" calcext:value-type="string">
            <text:p>EnderIO</text:p>
          </table:table-cell>
          <table:table-cell table:style-name="ce21"/>
          <table:table-cell table:style-name="ce26"/>
          <table:table-cell table:style-name="ce21" table:number-columns-repeated="2"/>
          <table:table-cell table:style-name="ce26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Iron</text:p>
          </table:table-cell>
          <table:table-cell office:value-type="string" calcext:value-type="string">
            <text:p>Thermal Foundation</text:p>
          </table:table-cell>
          <table:table-cell table:style-name="ce19" office:value-type="string" calcext:value-type="string">
            <text:p>disabled</text:p>
          </table:table-cell>
          <table:table-cell table:style-name="ce25" office:value-type="string" calcext:value-type="string">
            <text:p>unchangeable</text:p>
          </table:table-cell>
          <table:table-cell table:number-columns-repeated="2" table:style-name="ce19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Iron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1" draw:text-style-name="P1" svg:width="2.899cm" svg:height="0.991cm" svg:x="10.222cm" svg:y="1.66cm" draw:caption-point-x="-0.61cm" draw:caption-point-y="1.51cm">
              <dc:date>2015-07-04T00:00:00</dc:date>
              <text:p text:style-name="P1"><text:span text:style-name="T1">- 4x Iron Grains (Extra Bees)</text:span></text:p>
            </office:annotation>
            <text:p>changed</text:p>
          </table:table-cell>
          <table:table-cell table:style-name="ce24"/>
          <table:table-cell table:style-name="ce20" office:value-type="string" calcext:value-type="string">
            <office:annotation draw:style-name="gr4" draw:text-style-name="P1" svg:width="2.899cm" svg:height="7.706cm" svg:x="15.002cm" svg:y="1.66cm" draw:caption-point-x="-0.61cm" draw:caption-point-y="1.51cm">
              <dc:date>2015-08-10T00:00:00</dc:date>
              <text:p text:style-name="P1"><text:span text:style-name="T1">- Iron Ore (OreDict)</text:span></text:p>
              <text:p text:style-name="P1"><text:span text:style-name="T1">- Iron Ore Gravel (Ex Nihilo)</text:span></text:p>
              <text:p text:style-name="P1"><text:span text:style-name="T1">- Iron Ore Sand (Ex Nihilo)</text:span></text:p>
              <text:p text:style-name="P1"><text:span text:style-name="T1">- Iron Ore Dust (Ex Nihilo)</text:span></text:p>
              <text:p text:style-name="P1"><text:span text:style-name="T1">- Nether Iron Ore (Nether Ores)</text:span></text:p>
              <text:p text:style-name="P1"><text:span text:style-name="T1">- Nether Iron Ore Gravel (Ex Nihilo)</text:span></text:p>
              <text:p text:style-name="P1"><text:span text:style-name="T1">- Iron Ingot (OreDict)</text:span></text:p>
              <text:p text:style-name="P1"><text:span text:style-name="T1">- Native Iron Cluster (Thaumcraft)</text:span></text:p>
              <text:p text:style-name="P1"><text:span text:style-name="T1"/></text:p>
            </office:annotation>
            <text:p>changed</text:p>
          </table:table-cell>
          <table:table-cell table:style-name="ce20" office:value-type="string" calcext:value-type="string">
            <office:annotation draw:style-name="gr5" draw:text-style-name="P1" svg:width="2.899cm" svg:height="1.781cm" svg:x="17.259cm" svg:y="1.66cm" draw:caption-point-x="-0.61cm" draw:caption-point-y="1.51cm">
              <dc:date>2015-08-10T00:00:00</dc:date>
              <text:p text:style-name="P1">- Iron Ore (OreDict)</text:p>
              <text:p text:style-name="P1">- Iron Ingot (OreDict)</text:p>
            </office:annotation>
            <text:p>changed</text:p>
          </table:table-cell>
          <table:table-cell table:style-name="ce24"/>
          <table:table-cell table:style-name="ce33" table:number-columns-repeated="1017"/>
        </table:table-row>
        <table:table-row table:style-name="ro1">
          <table:table-cell office:value-type="string" calcext:value-type="string">
            <text:p>Pulverized Silver</text:p>
          </table:table-cell>
          <table:table-cell office:value-type="string" calcext:value-type="string">
            <text:p>Thermal Foundation</text:p>
          </table:table-cell>
          <table:table-cell table:style-name="ce19" office:value-type="string" calcext:value-type="string">
            <text:p>disabled</text:p>
          </table:table-cell>
          <table:table-cell table:style-name="ce25" office:value-type="string" calcext:value-type="string">
            <text:p>unchangeable</text:p>
          </table:table-cell>
          <table:table-cell table:style-name="ce19" office:value-type="string" calcext:value-type="string">
            <text:p>disabled</text:p>
          </table:table-cell>
          <table:table-cell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ilver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3" draw:text-style-name="P1" svg:width="2.899cm" svg:height="1.386cm" svg:x="10.222cm" svg:y="2.564cm" draw:caption-point-x="-0.61cm" draw:caption-point-y="1.51cm">
              <dc:date>2015-07-04T00:00:00</dc:date>
              <text:p text:style-name="P1"><text:span text:style-name="T1">- 4x Silver Grains (Extra Bees)</text:span></text:p>
            </office:annotation>
            <text:p>changed</text:p>
          </table:table-cell>
          <table:table-cell table:style-name="ce24"/>
          <table:table-cell table:style-name="ce20" office:value-type="string" calcext:value-type="string">
            <office:annotation draw:style-name="gr5" draw:text-style-name="P1" svg:width="2.899cm" svg:height="8.101cm" svg:x="15.002cm" svg:y="2.564cm" draw:caption-point-x="-0.61cm" draw:caption-point-y="1.51cm">
              <dc:date>2015-08-10T00:00:00</dc:date>
              <text:p text:style-name="P1">- Silver Ore (OreDict)</text:p>
              <text:p text:style-name="P1">- Silver Ore Gravel (Ex Nihilo)</text:p>
              <text:p text:style-name="P1">- Silver Ore Sand (Ex Nihilo)</text:p>
              <text:p text:style-name="P1">- Silver Ore Dust (Ex Nihilo)</text:p>
              <text:p text:style-name="P1">- Nether Silver Ore (Nether Ores)</text:p>
              <text:p text:style-name="P1">- Ender Silver Ore Gravel (Ex Nihilo)</text:p>
              <text:p text:style-name="P1">- Silver Ingot (OreDict)</text:p>
              <text:p text:style-name="P1">- Native Silver Cluster (Thaumcraft)</text:p>
            </office:annotation>
            <text:p>changed</text:p>
          </table:table-cell>
          <table:table-cell table:style-name="ce24" office:value-type="string" calcext:value-type="string">
            <text:p>TODO</text:p>
          </table:table-cell>
          <table:table-cell table:style-name="ce24"/>
          <table:table-cell table:style-name="ce33" table:number-columns-repeated="1017"/>
        </table:table-row>
        <table:table-row table:style-name="ro1">
          <table:table-cell office:value-type="string" calcext:value-type="string">
            <text:p>Pulverized Shiny Metal</text:p>
          </table:table-cell>
          <table:table-cell office:value-type="string" calcext:value-type="string">
            <text:p>Thermal Foundation</text:p>
          </table:table-cell>
          <table:table-cell table:style-name="ce19" office:value-type="string" calcext:value-type="string">
            <text:p>disabled</text:p>
          </table:table-cell>
          <table:table-cell table:style-name="ce25" office:value-type="string" calcext:value-type="string">
            <text:p>unchangeable</text:p>
          </table:table-cell>
          <table:table-cell table:style-name="ce19" office:value-type="string" calcext:value-type="string">
            <text:p>disabled</text:p>
          </table:table-cell>
          <table:table-cell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latinum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3" draw:text-style-name="P1" svg:width="2.899cm" svg:height="1.386cm" svg:x="10.222cm" svg:y="3.467cm" draw:caption-point-x="-0.61cm" draw:caption-point-y="1.51cm">
              <dc:date>2015-07-04T00:00:00</dc:date>
              <text:p text:style-name="P1"><text:span text:style-name="T1">- 4x Platinum Grains (Extra Bees)</text:span></text:p>
            </office:annotation>
            <text:p>changed</text:p>
          </table:table-cell>
          <table:table-cell table:style-name="ce24"/>
          <table:table-cell table:style-name="ce20" office:value-type="string" calcext:value-type="string">
            <office:annotation draw:style-name="gr5" draw:text-style-name="P1" svg:width="2.899cm" svg:height="8.101cm" svg:x="15.002cm" svg:y="3.467cm" draw:caption-point-x="-0.61cm" draw:caption-point-y="1.51cm">
              <dc:date>2015-08-10T00:00:00</dc:date>
              <text:p text:style-name="P1">- Platinum Ore (OreDict)</text:p>
              <text:p text:style-name="P1">- Platinum Ore Gravel (Ex Nihilo)</text:p>
              <text:p text:style-name="P1">- Platinum Ore Sand (Ex Nihilo)</text:p>
              <text:p text:style-name="P1">- Platinum Ore Dust (Ex Nihilo)</text:p>
              <text:p text:style-name="P1">- Nether Platinum Ore (Nether Ores)</text:p>
              <text:p text:style-name="P1">- Ender Platinum Ore Gravel (Ex Nihilo)</text:p>
              <text:p text:style-name="P1">- Platinum Ingot (OreDict)</text:p>
              <text:p text:style-name="P1">- Native Platinum Cluster (Witching Gadgets)</text:p>
            </office:annotation>
            <text:p>changed</text:p>
          </table:table-cell>
          <table:table-cell table:style-name="ce24" office:value-type="string" calcext:value-type="string">
            <text:p>TODO</text:p>
          </table:table-cell>
          <table:table-cell table:style-name="ce24"/>
          <table:table-cell table:style-name="ce33" table:number-columns-repeated="1017"/>
        </table:table-row>
        <table:table-row table:style-name="ro1">
          <table:table-cell table:style-name="ce6" office:value-type="string" calcext:value-type="string">
            <text:p>Copper Powder</text:p>
          </table:table-cell>
          <table:table-cell table:style-name="ce7" office:value-type="string" calcext:value-type="string">
            <text:p>EnderIO</text:p>
          </table:table-cell>
          <table:table-cell table:style-name="ce21"/>
          <table:table-cell table:style-name="ce26"/>
          <table:table-cell table:style-name="ce21"/>
          <table:table-cell table:style-name="ce26" table:number-columns-repeated="2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Copper</text:p>
          </table:table-cell>
          <table:table-cell office:value-type="string" calcext:value-type="string">
            <text:p>Thermal Foundation</text:p>
          </table:table-cell>
          <table:table-cell table:style-name="ce19" office:value-type="string" calcext:value-type="string">
            <text:p>disabled</text:p>
          </table:table-cell>
          <table:table-cell table:style-name="ce25" office:value-type="string" calcext:value-type="string">
            <text:p>unchangeable</text:p>
          </table:table-cell>
          <table:table-cell table:style-name="ce19" office:value-type="string" calcext:value-type="string">
            <text:p>disabled</text:p>
          </table:table-cell>
          <table:table-cell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opper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3" draw:text-style-name="P1" svg:width="2.899cm" svg:height="1.386cm" svg:x="10.222cm" svg:y="4.821cm" draw:caption-point-x="-0.61cm" draw:caption-point-y="1.51cm">
              <dc:date>2015-07-04T00:00:00</dc:date>
              <text:p text:style-name="P1"><text:span text:style-name="T1">- 4x Copper Grains (Extra Bees)</text:span></text:p>
            </office:annotation>
            <text:p>changed</text:p>
          </table:table-cell>
          <table:table-cell table:style-name="ce24"/>
          <table:table-cell table:style-name="ce20" office:value-type="string" calcext:value-type="string">
            <office:annotation draw:style-name="gr5" draw:text-style-name="P1" svg:width="2.899cm" svg:height="8.496cm" svg:x="15.002cm" svg:y="4.821cm" draw:caption-point-x="-0.61cm" draw:caption-point-y="1.51cm">
              <dc:date>2015-08-10T00:00:00</dc:date>
              <text:p text:style-name="P1"><text:span text:style-name="T1">- Copper Ore (Ore Dict)</text:span></text:p>
              <text:p text:style-name="P1"><text:span text:style-name="T1">- Copper</text:span><text:span text:style-name="T1"> Ore Gravel (Ex Nihilo)</text:span></text:p>
              <text:p text:style-name="P1"><text:span text:style-name="T1">- Copper</text:span><text:span text:style-name="T1"> Ore Sand (Ex Nihilo)</text:span></text:p>
              <text:p text:style-name="P1"><text:span text:style-name="T1">- Copper</text:span><text:span text:style-name="T1"> Ore Dust (Ex Nihilo)</text:span></text:p>
              <text:p text:style-name="P1"><text:span text:style-name="T1">- Nether Copper</text:span><text:span text:style-name="T1"> Ore (Nether Ores)</text:span></text:p>
              <text:p text:style-name="P1"><text:span text:style-name="T1">- Nether Copper Ore Gravel (Ex Nihilo)</text:span></text:p>
              <text:p text:style-name="P1"><text:span text:style-name="T1">- Copper</text:span><text:span text:style-name="T1"> Ingot (OreDict)</text:span></text:p>
              <text:p text:style-name="P1"><text:span text:style-name="T1">- Native Copper Cluster (Thaumcraft)</text:span></text:p>
              <text:p text:style-name="P1"><text:span text:style-name="T1"/></text:p>
            </office:annotation>
            <text:p>changed</text:p>
          </table:table-cell>
          <table:table-cell table:style-name="ce24" office:value-type="string" calcext:value-type="string">
            <text:p>TODO</text:p>
          </table:table-cell>
          <table:table-cell table:style-name="ce24"/>
          <table:table-cell table:style-name="ce33" table:number-columns-repeated="1017"/>
        </table:table-row>
        <table:table-row table:style-name="ro1">
          <table:table-cell table:style-name="ce7" office:value-type="string" calcext:value-type="string">
            <text:p>Tin Powder</text:p>
          </table:table-cell>
          <table:table-cell table:style-name="ce14" office:value-type="string" calcext:value-type="string">
            <text:p>EnderIO</text:p>
          </table:table-cell>
          <table:table-cell table:style-name="ce21"/>
          <table:table-cell table:style-name="ce26" table:number-columns-repeated="4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Tin</text:p>
          </table:table-cell>
          <table:table-cell office:value-type="string" calcext:value-type="string">
            <text:p>Thermal Foundation</text:p>
          </table:table-cell>
          <table:table-cell table:style-name="ce19" office:value-type="string" calcext:value-type="string">
            <text:p>disabled</text:p>
          </table:table-cell>
          <table:table-cell table:style-name="ce25" office:value-type="string" calcext:value-type="string">
            <text:p>unchangeable</text:p>
          </table:table-cell>
          <table:table-cell table:style-name="ce19" office:value-type="string" calcext:value-type="string">
            <text:p>disabled</text:p>
          </table:table-cell>
          <table:table-cell table:style-name="ce28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n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1" draw:text-style-name="P1" svg:width="2.899cm" svg:height="0.991cm" svg:x="10.222cm" svg:y="6.176cm" draw:caption-point-x="-0.61cm" draw:caption-point-y="1.51cm">
              <dc:date>2015-07-04T00:00:00</dc:date>
              <text:p text:style-name="P1"><text:span text:style-name="T1">- 4x Tin Grains (Extra Bees)</text:span></text:p>
            </office:annotation>
            <text:p>changed</text:p>
          </table:table-cell>
          <table:table-cell table:style-name="ce24"/>
          <table:table-cell table:style-name="ce20" office:value-type="string" calcext:value-type="string">
            <office:annotation draw:style-name="gr4" draw:text-style-name="P1" svg:width="2.899cm" svg:height="7.706cm" svg:x="15.002cm" svg:y="6.176cm" draw:caption-point-x="-0.61cm" draw:caption-point-y="1.51cm">
              <dc:date>2015-08-10T00:00:00</dc:date>
              <text:p text:style-name="P1"><text:span text:style-name="T1">- Tin Ore (Ore Dict)</text:span></text:p>
              <text:p text:style-name="P1"><text:span text:style-name="T1">- Tin Ore Gravel (Ex Nihilo)</text:span></text:p>
              <text:p text:style-name="P1"><text:span text:style-name="T1">- Tin Ore Sand (Ex Nihilo)</text:span></text:p>
              <text:p text:style-name="P1"><text:span text:style-name="T1">- Tin Ore Dust (Ex Nihilo)</text:span></text:p>
              <text:p text:style-name="P1"><text:span text:style-name="T1">- Nether Tin Ore (Nether Ores)</text:span></text:p>
              <text:p text:style-name="P1"><text:span text:style-name="T1">- Ender Tin Ore Gravel (Ex Nihilo)</text:span></text:p>
              <text:p text:style-name="P1"><text:span text:style-name="T1">- Tin Ingot (OreDict)</text:span></text:p>
              <text:p text:style-name="P1"><text:span text:style-name="T1">- Native Tin Cluster (Thaumcraft)</text:span></text:p>
              <text:p text:style-name="P1"><text:span text:style-name="T1"/></text:p>
            </office:annotation>
            <text:p>changed</text:p>
          </table:table-cell>
          <table:table-cell table:style-name="ce24" office:value-type="string" calcext:value-type="string">
            <text:p>TODO</text:p>
          </table:table-cell>
          <table:table-cell table:style-name="ce24"/>
          <table:table-cell table:style-name="ce33" table:number-columns-repeated="1017"/>
        </table:table-row>
        <table:table-row table:style-name="ro1">
          <table:table-cell office:value-type="string" calcext:value-type="string">
            <text:p>Ferrous Metal</text:p>
          </table:table-cell>
          <table:table-cell office:value-type="string" calcext:value-type="string">
            <text:p>Thermal Foundation</text:p>
          </table:table-cell>
          <table:table-cell table:style-name="ce19" office:value-type="string" calcext:value-type="string">
            <text:p>disabled</text:p>
          </table:table-cell>
          <table:table-cell table:style-name="ce25" office:value-type="string" calcext:value-type="string">
            <text:p>unchangeable</text:p>
          </table:table-cell>
          <table:table-cell table:style-name="ce19" office:value-type="string" calcext:value-type="string">
            <text:p>disabled</text:p>
          </table:table-cell>
          <table:table-cell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ickel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3" draw:text-style-name="P1" svg:width="2.899cm" svg:height="1.386cm" svg:x="10.222cm" svg:y="7.079cm" draw:caption-point-x="-0.61cm" draw:caption-point-y="1.51cm">
              <dc:date>2015-07-04T00:00:00</dc:date>
              <text:p text:style-name="P1"><text:span text:style-name="T1">- 4x Nickel Grains (Extra Bees)</text:span></text:p>
            </office:annotation>
            <text:p>changed</text:p>
          </table:table-cell>
          <table:table-cell table:style-name="ce24"/>
          <table:table-cell table:style-name="ce20" office:value-type="string" calcext:value-type="string">
            <office:annotation draw:style-name="gr6" draw:text-style-name="P1" svg:width="2.899cm" svg:height="8.101cm" svg:x="15.002cm" svg:y="7.079cm" draw:caption-point-x="-0.61cm" draw:caption-point-y="1.51cm">
              <dc:date>2015-08-10T00:00:00</dc:date>
              <text:p text:style-name="P1">- Nickel Ore (OreDict)</text:p>
              <text:p text:style-name="P1">- Lead Ore Gravel (Ex Nihilo)</text:p>
              <text:p text:style-name="P1">- Lead Ore Sand (Ex Nihilo)</text:p>
              <text:p text:style-name="P1">- Lead Ore Dust (Ex Nihilo)</text:p>
              <text:p text:style-name="P1">- Nether Ferrous Ore (Nether Ores)</text:p>
              <text:p text:style-name="P1">- Nether Nickel Ore Gravel (Ex Nihilo)</text:p>
              <text:p text:style-name="P1">- Nickel Ingot (OreDict)</text:p>
              <text:p text:style-name="P1">- Native Nickel Cluster (Witching Gadgets)</text:p>
            </office:annotation>
            <text:p>changed</text:p>
          </table:table-cell>
          <table:table-cell table:style-name="ce24" office:value-type="string" calcext:value-type="string">
            <text:p>TODO</text:p>
          </table:table-cell>
          <table:table-cell table:style-name="ce24"/>
          <table:table-cell table:style-name="ce33" table:number-columns-repeated="1017"/>
        </table:table-row>
        <table:table-row table:style-name="ro1">
          <table:table-cell office:value-type="string" calcext:value-type="string">
            <text:p>Pulverized Lead</text:p>
          </table:table-cell>
          <table:table-cell office:value-type="string" calcext:value-type="string">
            <text:p>Thermal Foundation</text:p>
          </table:table-cell>
          <table:table-cell table:style-name="ce19" office:value-type="string" calcext:value-type="string">
            <text:p>disabled</text:p>
          </table:table-cell>
          <table:table-cell table:style-name="ce25" office:value-type="string" calcext:value-type="string">
            <text:p>unchangeable</text:p>
          </table:table-cell>
          <table:table-cell table:style-name="ce19" office:value-type="string" calcext:value-type="string">
            <text:p>disabled</text:p>
          </table:table-cell>
          <table:table-cell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ead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1" draw:text-style-name="P1" svg:width="2.899cm" svg:height="0.991cm" svg:x="10.222cm" svg:y="7.982cm" draw:caption-point-x="-0.61cm" draw:caption-point-y="1.51cm">
              <dc:date>2015-07-04T00:00:00</dc:date>
              <text:p text:style-name="P1"><text:span text:style-name="T1">- 4x Lead Grains (Extra Bees)</text:span></text:p>
            </office:annotation>
            <text:p>changed</text:p>
          </table:table-cell>
          <table:table-cell table:style-name="ce24"/>
          <table:table-cell table:style-name="ce20" office:value-type="string" calcext:value-type="string">
            <office:annotation draw:style-name="gr6" draw:text-style-name="P1" svg:width="2.899cm" svg:height="8.101cm" svg:x="15.002cm" svg:y="7.982cm" draw:caption-point-x="-0.61cm" draw:caption-point-y="1.51cm">
              <dc:date>2015-08-10T00:00:00</dc:date>
              <text:p text:style-name="P1">- Lead Ore (OreDict)</text:p>
              <text:p text:style-name="P1">- Lead Ore Gravel (Ex Nihilo)</text:p>
              <text:p text:style-name="P1">- Lead Ore Sand (Ex Nihilo)</text:p>
              <text:p text:style-name="P1">- Lead Ore Dust (Ex Nihilo)</text:p>
              <text:p text:style-name="P1">- Nether Lead Ore (Nether Ores)</text:p>
              <text:p text:style-name="P1">- Ender Lead Ore Gravel (Ex Nihilo)</text:p>
              <text:p text:style-name="P1">- Lead Ingot (OreDict)</text:p>
              <text:p text:style-name="P1">- Native Lead Cluster (Thaumcraft)</text:p>
            </office:annotation>
            <text:p>changed</text:p>
          </table:table-cell>
          <table:table-cell table:style-name="ce24" office:value-type="string" calcext:value-type="string">
            <text:p>TODO</text:p>
          </table:table-cell>
          <table:table-cell table:style-name="ce24"/>
          <table:table-cell table:style-name="ce33" table:number-columns-repeated="1017"/>
        </table:table-row>
        <table:table-row table:style-name="ro1">
          <table:table-cell office:value-type="string" calcext:value-type="string">
            <text:p>Gold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Gold</text:p>
          </table:table-cell>
          <table:table-cell office:value-type="string" calcext:value-type="string">
            <text:p>Thermal Foundation</text:p>
          </table:table-cell>
          <table:table-cell table:style-name="ce19" office:value-type="string" calcext:value-type="string">
            <text:p>disabled</text:p>
          </table:table-cell>
          <table:table-cell table:style-name="ce25" office:value-type="string" calcext:value-type="string">
            <text:p>unchangeable</text:p>
          </table:table-cell>
          <table:table-cell table:style-name="ce19" office:value-type="string" calcext:value-type="string">
            <text:p>disabled</text:p>
          </table:table-cell>
          <table:table-cell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old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5" draw:text-style-name="P1" svg:width="2.899cm" svg:height="0.991cm" svg:x="10.222cm" svg:y="9.337cm" draw:caption-point-x="-0.61cm" draw:caption-point-y="1.51cm">
              <dc:date>2015-08-10T00:00:00</dc:date>
              <text:p text:style-name="P1">- 4x Gold Grains (Extra Bees)</text:p>
            </office:annotation>
            <text:p>changed</text:p>
          </table:table-cell>
          <table:table-cell table:style-name="ce24"/>
          <table:table-cell table:style-name="ce20" office:value-type="string" calcext:value-type="string">
            <office:annotation draw:style-name="gr5" draw:text-style-name="P1" svg:width="2.899cm" svg:height="8.101cm" svg:x="15.002cm" svg:y="9.337cm" draw:caption-point-x="-0.61cm" draw:caption-point-y="1.51cm">
              <dc:date>2015-08-10T00:00:00</dc:date>
              <text:p text:style-name="P1">- Gold Ore (OreDict)</text:p>
              <text:p text:style-name="P1">- Gold Ore Gravel (Ex Nihilo)</text:p>
              <text:p text:style-name="P1">- Gold Ore Sand (Ex Nihilo)</text:p>
              <text:p text:style-name="P1">- Gold Ore Dust (Ex Nihilo)</text:p>
              <text:p text:style-name="P1">- Nether LeadGold Ore (Nether Ores)</text:p>
              <text:p text:style-name="P1">- Nether Gold Ore Gravel (Ex Nihilo)</text:p>
              <text:p text:style-name="P1">- Gold Ingot (OreDict)</text:p>
              <text:p text:style-name="P1">- Native Gold Cluster (Thaumcraft)</text:p>
            </office:annotation>
            <text:p>changed</text:p>
          </table:table-cell>
          <table:table-cell table:style-name="ce24" office:value-type="string" calcext:value-type="string">
            <text:p>TODO</text:p>
          </table:table-cell>
          <table:table-cell table:style-name="ce24"/>
          <table:table-cell table:style-name="ce33" table:number-columns-repeated="1017"/>
        </table:table-row>
        <table:table-row table:style-name="ro1">
          <table:table-cell office:value-type="string" calcext:value-type="string">
            <text:p>Obsidian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Obsidian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25" office:value-type="string" calcext:value-type="string">
            <text:p>unchangeable</text:p>
          </table:table-cell>
          <table:table-cell table:style-name="ce19" office:value-type="string" calcext:value-type="string">
            <text:p>disabled</text:p>
          </table:table-cell>
          <table:table-cell table:number-columns-repeated="2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Obsidian Dust</text:p>
          </table:table-cell>
          <table:table-cell table:style-name="ce15" office:value-type="string" calcext:value-type="string">
            <text:p>BuildCraft Additions</text:p>
          </table:table-cell>
          <table:table-cell table:style-name="ce23" table:number-columns-repeated="2"/>
          <table:table-cell table:style-name="ce27" office:value-type="string" calcext:value-type="string">
            <office:annotation draw:style-name="gr5" draw:text-style-name="P1" svg:width="2.899cm" svg:height="1.781cm" svg:x="15.002cm" svg:y="10.692cm" draw:caption-point-x="-0.61cm" draw:caption-point-y="1.51cm">
              <dc:date>2015-08-10T00:00:00</dc:date>
              <text:p text:style-name="P1">- Obsidian Block (OreDict)</text:p>
              <text:p text:style-name="P1">- Obsidian Ingot (Ore Dict)</text:p>
            </office:annotation>
            <text:p>changed</text:p>
          </table:table-cell>
          <table:table-cell table:style-name="ce23" office:value-type="string" calcext:value-type="string">
            <text:p>TODO</text:p>
          </table:table-cell>
          <table:table-cell table:style-name="ce23"/>
          <table:table-cell table:style-name="ce34" table:number-columns-repeated="1017"/>
        </table:table-row>
        <table:table-row table:style-name="ro1">
          <table:table-cell table:style-name="ce5" office:value-type="string" calcext:value-type="string">
            <text:p>Basalz Powder</text:p>
          </table:table-cell>
          <table:table-cell table:style-name="ce13" office:value-type="string" calcext:value-type="string">
            <text:p>Thermal Foundation</text:p>
          </table:table-cell>
          <table:table-cell table:style-name="ce24" table:number-columns-repeated="2"/>
          <table:table-cell table:style-name="ce20" office:value-type="string" calcext:value-type="string">
            <office:annotation draw:style-name="gr5" draw:text-style-name="P1" svg:width="2.899cm" svg:height="1.386cm" svg:x="15.002cm" svg:y="11.143cm" draw:caption-point-x="-0.61cm" draw:caption-point-y="1.51cm">
              <dc:date>2015-08-10T00:00:00</dc:date>
              <text:p text:style-name="P1">- Basalz Rod (Thermal Foundation)</text:p>
            </office:annotation>
            <text:p>changed</text:p>
          </table:table-cell>
          <table:table-cell table:style-name="ce24" table:number-columns-repeated="2"/>
          <table:table-cell table:style-name="ce33"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.00.0000</text:date>, <text:time style:data-style-name="N2" text:time-value="08:07:46.5049544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21:29:20.991364393</meta:creation-date>
    <dc:date>2015-08-10T17:27:48.889823829</dc:date>
    <meta:editing-duration>PT11H3M47S</meta:editing-duration>
    <meta:editing-cycles>40</meta:editing-cycles>
    <meta:generator>LibreOffice/4.3.7.2$Linux_X86_64 LibreOffice_project/430m0$Build-2</meta:generator>
    <meta:document-statistic meta:table-count="1" meta:cell-count="135" meta:object-count="0"/>
  </office:meta>
</office:document-meta>
</file>